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3c29" officeooo:paragraph-rsid="00033c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ine rho.cdv from html generated from allcombined.csv in n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11:48.768309138</meta:creation-date>
    <dc:date>2019-07-18T10:13:11.934331670</dc:date>
    <meta:editing-duration>PT1M23S</meta:editing-duration>
    <meta:editing-cycles>1</meta:editing-cycles>
    <meta:document-statistic meta:table-count="0" meta:image-count="0" meta:object-count="0" meta:page-count="1" meta:paragraph-count="1" meta:word-count="9" meta:character-count="65" meta:non-whitespace-character-count="57"/>
    <meta:generator>LibreOffice/6.0.7.3$Linux_X86_64 LibreOffice_project/00m0$Build-3</meta:generator>
  </office:meta>
</office:document-meta>
</file>